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InternalLink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ternalLink.PDFInternalLink( String goTo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InternalLink.toPDF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